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021in" style:rel-column-width="10429*"/>
    </style:style>
    <style:style style:name="Table2.B" style:family="table-column">
      <style:table-column-properties style:column-width="1.75in" style:rel-column-width="16561*"/>
    </style:style>
    <style:style style:name="Table2.C" style:family="table-column">
      <style:table-column-properties style:column-width="1.5646in" style:rel-column-width="14806*"/>
    </style:style>
    <style:style style:name="Table2.D" style:family="table-column">
      <style:table-column-properties style:column-width="2.5083in" style:rel-column-width="2373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021in" style:rel-column-width="10429*"/>
    </style:style>
    <style:style style:name="Table5.B" style:family="table-column">
      <style:table-column-properties style:column-width="1.75in" style:rel-column-width="16561*"/>
    </style:style>
    <style:style style:name="Table5.C" style:family="table-column">
      <style:table-column-properties style:column-width="1.5646in" style:rel-column-width="14806*"/>
    </style:style>
    <style:style style:name="Table5.D" style:family="table-column">
      <style:table-column-properties style:column-width="2.5083in" style:rel-column-width="23739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021in" style:rel-column-width="10429*"/>
    </style:style>
    <style:style style:name="Table1.B" style:family="table-column">
      <style:table-column-properties style:column-width="1.75in" style:rel-column-width="16561*"/>
    </style:style>
    <style:style style:name="Table1.C" style:family="table-column">
      <style:table-column-properties style:column-width="1.5646in" style:rel-column-width="14806*"/>
    </style:style>
    <style:style style:name="Table1.D" style:family="table-column">
      <style:table-column-properties style:column-width="2.5083in" style:rel-column-width="2373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021in" style:rel-column-width="10429*"/>
    </style:style>
    <style:style style:name="Table3.B" style:family="table-column">
      <style:table-column-properties style:column-width="1.75in" style:rel-column-width="16561*"/>
    </style:style>
    <style:style style:name="Table3.C" style:family="table-column">
      <style:table-column-properties style:column-width="1.5646in" style:rel-column-width="14806*"/>
    </style:style>
    <style:style style:name="Table3.D" style:family="table-column">
      <style:table-column-properties style:column-width="2.5083in" style:rel-column-width="23739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021in" style:rel-column-width="10429*"/>
    </style:style>
    <style:style style:name="Table4.B" style:family="table-column">
      <style:table-column-properties style:column-width="1.75in" style:rel-column-width="16561*"/>
    </style:style>
    <style:style style:name="Table4.C" style:family="table-column">
      <style:table-column-properties style:column-width="1.5646in" style:rel-column-width="14806*"/>
    </style:style>
    <style:style style:name="Table4.D" style:family="table-column">
      <style:table-column-properties style:column-width="2.5083in" style:rel-column-width="23739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89b8" officeooo:paragraph-rsid="000989b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0989b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0a97f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13533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2644e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7b70" officeooo:paragraph-rsid="000a7b7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24547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2644e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0eb91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2c5f2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3bb31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b686" officeooo:paragraph-rsid="0013533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b686" officeooo:paragraph-rsid="000fb686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13533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1d0d8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24547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2644e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34d77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38b70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b9a4" officeooo:paragraph-rsid="0015b9a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3ca9" officeooo:paragraph-rsid="00193ca9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0684" officeooo:paragraph-rsid="002e068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bb313" officeooo:paragraph-rsid="003bb313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547b" officeooo:paragraph-rsid="0024547b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0a97f8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0eb91c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2644e3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2b7465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38b700" style:font-size-asian="12.25pt" style:font-weight-asian="bold" style:font-size-complex="14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officeooo:paragraph-rsid="00135339" style:font-size-asian="12.25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paragraph-rsid="002644e3" style:font-size-asian="12.25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officeooo:rsid="000a7b70" officeooo:paragraph-rsid="000a7b70" style:font-size-asian="12.25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officeooo:rsid="000a7b70" officeooo:paragraph-rsid="00135339" style:font-size-asian="12.25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0a7b70" officeooo:paragraph-rsid="002644e3" style:font-size-asian="12.25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0a97f8" officeooo:paragraph-rsid="000a97f8" style:font-size-asian="12.25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0a97f8" officeooo:paragraph-rsid="00135339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0a97f8" officeooo:paragraph-rsid="002644e3" style:font-size-asian="12.25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1ef43d" officeooo:paragraph-rsid="001ef43d" style:font-size-asian="12.25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36c843" officeooo:paragraph-rsid="0036c843" style:font-size-asian="12.25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35339" officeooo:paragraph-rsid="00408d58" style:font-size-asian="12.25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2c5f27" style:font-size-asian="12.25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2e0684" style:font-size-asian="12.25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318a7f" style:font-size-asian="12.25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318a7f" officeooo:paragraph-rsid="00318a7f" style:font-size-asian="12.25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bb313" style:font-size-asian="12.25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d0db5" style:font-size-asian="12.25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e929f" style:font-size-asian="12.25pt" style:font-style-asian="italic" style:font-weight-asian="normal" style:font-size-complex="14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3bb313" officeooo:paragraph-rsid="003bb313" style:font-size-asian="12.25pt" style:font-style-asian="italic" style:font-weight-asian="normal" style:font-size-complex="14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408d58" officeooo:paragraph-rsid="00408d58" style:font-size-asian="12.25pt" style:font-style-asian="italic" style:font-weight-asian="normal" style:font-size-complex="14pt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3f88f6" officeooo:paragraph-rsid="003f88f6" style:font-size-asian="12.25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35339" officeooo:paragraph-rsid="00408d58" style:font-size-asian="12.25pt" style:font-style-asian="italic" style:font-weight-asian="normal" style:font-size-complex="14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35339" officeooo:paragraph-rsid="0042b332" style:font-size-asian="12.25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T1" style:family="text">
      <style:text-properties officeooo:rsid="000b7420"/>
    </style:style>
    <style:style style:name="T2" style:family="text">
      <style:text-properties officeooo:rsid="000cc50e"/>
    </style:style>
    <style:style style:name="T3" style:family="text">
      <style:text-properties officeooo:rsid="000eb91c"/>
    </style:style>
    <style:style style:name="T4" style:family="text">
      <style:text-properties officeooo:rsid="00134bd4"/>
    </style:style>
    <style:style style:name="T5" style:family="text">
      <style:text-properties officeooo:rsid="0015b9a4"/>
    </style:style>
    <style:style style:name="T6" style:family="text">
      <style:text-properties officeooo:rsid="001756fd"/>
    </style:style>
    <style:style style:name="T7" style:family="text">
      <style:text-properties officeooo:rsid="00193ca9"/>
    </style:style>
    <style:style style:name="T8" style:family="text">
      <style:text-properties officeooo:rsid="001a8a70"/>
    </style:style>
    <style:style style:name="T9" style:family="text">
      <style:text-properties officeooo:rsid="001d2f0d"/>
    </style:style>
    <style:style style:name="T10" style:family="text">
      <style:text-properties officeooo:rsid="0020801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8010" style:font-weight-asian="bold" style:font-weight-complex="bold"/>
    </style:style>
    <style:style style:name="T13" style:family="text">
      <style:text-properties fo:font-weight="bold" officeooo:rsid="0024547b" style:font-weight-asian="bold" style:font-weight-complex="bold"/>
    </style:style>
    <style:style style:name="T14" style:family="text">
      <style:text-properties officeooo:rsid="00225b4b"/>
    </style:style>
    <style:style style:name="T15" style:family="text">
      <style:text-properties officeooo:rsid="0023f4e9"/>
    </style:style>
    <style:style style:name="T16" style:family="text">
      <style:text-properties officeooo:rsid="0024547b"/>
    </style:style>
    <style:style style:name="T17" style:family="text">
      <style:text-properties officeooo:rsid="00248343"/>
    </style:style>
    <style:style style:name="T18" style:family="text">
      <style:text-properties officeooo:rsid="002644e3"/>
    </style:style>
    <style:style style:name="T19" style:family="text">
      <style:text-properties officeooo:rsid="0027fe99"/>
    </style:style>
    <style:style style:name="T20" style:family="text">
      <style:text-properties officeooo:rsid="00297a80"/>
    </style:style>
    <style:style style:name="T21" style:family="text">
      <style:text-properties officeooo:rsid="002b5c66"/>
    </style:style>
    <style:style style:name="T22" style:family="text">
      <style:text-properties officeooo:rsid="002b7465"/>
    </style:style>
    <style:style style:name="T23" style:family="text">
      <style:text-properties officeooo:rsid="002c5f27"/>
    </style:style>
    <style:style style:name="T24" style:family="text">
      <style:text-properties officeooo:rsid="002e0684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officeooo:rsid="002e0684"/>
    </style:style>
    <style:style style:name="T27" style:family="text">
      <style:text-properties fo:color="#000000" loext:opacity="100%" officeooo:rsid="002fcc1a"/>
    </style:style>
    <style:style style:name="T28" style:family="text">
      <style:text-properties fo:color="#000000" loext:opacity="100%" fo:font-style="italic" style:font-style-asian="italic" style:font-style-complex="italic"/>
    </style:style>
    <style:style style:name="T29" style:family="text">
      <style:text-properties fo:color="#000000" loext:opacity="100%" fo:font-style="italic" officeooo:rsid="00328248" style:font-style-asian="italic" style:font-style-complex="italic"/>
    </style:style>
    <style:style style:name="T30" style:family="text">
      <style:text-properties fo:color="#000000" loext:opacity="100%" fo:font-style="italic" officeooo:rsid="00335284" style:font-style-asian="italic" style:font-style-complex="italic"/>
    </style:style>
    <style:style style:name="T31" style:family="text">
      <style:text-properties fo:color="#000000" loext:opacity="100%" officeooo:rsid="003f0000"/>
    </style:style>
    <style:style style:name="T32" style:family="text">
      <style:text-properties fo:color="#c9211e" loext:opacity="100%" fo:font-style="italic" style:font-style-asian="italic" style:font-style-complex="italic"/>
    </style:style>
    <style:style style:name="T33" style:family="text">
      <style:text-properties officeooo:rsid="00335284"/>
    </style:style>
    <style:style style:name="T34" style:family="text">
      <style:text-properties officeooo:rsid="0033e93d"/>
    </style:style>
    <style:style style:name="T35" style:family="text">
      <style:text-properties officeooo:rsid="0034d775"/>
    </style:style>
    <style:style style:name="T36" style:family="text">
      <style:text-properties officeooo:rsid="003542d0"/>
    </style:style>
    <style:style style:name="T37" style:family="text">
      <style:text-properties fo:color="#ff0000" loext:opacity="100%"/>
    </style:style>
    <style:style style:name="T38" style:family="text">
      <style:text-properties fo:color="#ff0000" loext:opacity="100%" officeooo:rsid="003f0000"/>
    </style:style>
    <style:style style:name="T39" style:family="text">
      <style:text-properties fo:color="#ff0000" loext:opacity="100%" officeooo:rsid="00408d58"/>
    </style:style>
    <style:style style:name="T40" style:family="text">
      <style:text-properties fo:color="#ff0000" loext:opacity="100%" officeooo:rsid="003e929f"/>
    </style:style>
    <style:style style:name="T41" style:family="text">
      <style:text-properties fo:color="#ff0000" loext:opacity="100%" officeooo:rsid="003d0db5"/>
    </style:style>
    <style:style style:name="T42" style:family="text">
      <style:text-properties fo:color="#ff0000" loext:opacity="100%" officeooo:rsid="0042b332"/>
    </style:style>
    <style:style style:name="T43" style:family="text">
      <style:text-properties officeooo:rsid="0036c843"/>
    </style:style>
    <style:style style:name="T44" style:family="text">
      <style:text-properties officeooo:rsid="0038b700"/>
    </style:style>
    <style:style style:name="T45" style:family="text">
      <style:text-properties officeooo:rsid="003bb313"/>
    </style:style>
    <style:style style:name="T46" style:family="text">
      <style:text-properties officeooo:rsid="003d0db5"/>
    </style:style>
    <style:style style:name="T47" style:family="text">
      <style:text-properties officeooo:rsid="003e929f"/>
    </style:style>
    <style:style style:name="T48" style:family="text">
      <style:text-properties fo:color="#158466" loext:opacity="100%" officeooo:rsid="003d0db5"/>
    </style:style>
    <style:style style:name="T49" style:family="text">
      <style:text-properties fo:color="#158466" loext:opacity="100%" officeooo:rsid="003e929f"/>
    </style:style>
    <style:style style:name="T50" style:family="text">
      <style:text-properties fo:color="#158466" loext:opacity="100%" officeooo:rsid="0042b332"/>
    </style:style>
    <style:style style:name="T51" style:family="text">
      <style:text-properties officeooo:rsid="003f0000"/>
    </style:style>
    <style:style style:name="T52" style:family="text">
      <style:text-properties officeooo:rsid="0042b332"/>
    </style:style>
    <style:style style:name="T53" style:family="text">
      <style:text-properties officeooo:rsid="004aa03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 l’ensemble des fonctions que nous devrons coder pour faire fonctionner l’aéroglisseur</text:p>
      <text:p text:style-name="P1"/>
      <text:p text:style-name="P2"/>
      <text:p text:style-name="P6">On établit dans ce document la liste de nos principales fonctions et leur prototypage, afin d’avoir les idées claires avant de commencer la programmation.</text:p>
      <text:p text:style-name="P2"/>
      <text:p text:style-name="P21">Pour commencer, voici un bilan de comment le projet est perçu.</text:p>
      <text:p text:style-name="P7">On suppose que le système est constitué de :</text:p>
      <text:list text:style-name="L1">
        <text:list-item>
          <text:p text:style-name="P58">4 entrées</text:p>
        </text:list-item>
      </text:list>
      <text:p text:style-name="P7">→ <text:span text:style-name="T5">un bouton agissant directement sur l’alimentation comme interrupteur :</text:span></text:p>
      <text:p text:style-name="P7">- un bouton switch on/off qui met le système sous tension</text:p>
      <text:p text:style-name="P7"/>
      <text:p text:style-name="P21">→ deux entrées digitales :</text:p>
      <text:p text:style-name="P7">- un bouton <text:span text:style-name="T5">poussoir </text:span>servant à sélectionner le mode souhaité (Cf : cahier des charges)</text:p>
      <text:p text:style-name="P7">- un bouton servant à <text:span text:style-name="T6">activer</text:span> le mode sélectionn<text:span text:style-name="T5">é</text:span></text:p>
      <text:p text:style-name="P7"/>
      <text:p text:style-name="P7">→ <text:span text:style-name="T5">une entrée analogique</text:span></text:p>
      <text:p text:style-name="P7">- un capteur tachymétrique dont les données serviront à corriger la trajectoire ou la vitesse de notre hovercraft (ce qui constitue la part d’asservissement).</text:p>
      <text:p text:style-name="P7"/>
      <text:list text:style-name="L2">
        <text:list-item>
          <text:p text:style-name="P59">3 sorties <text:span text:style-name="T7">analogiques qui commandes :</text:span></text:p>
        </text:list-item>
      </text:list>
      <text:p text:style-name="P7">- un moteur qui fait tourner une hélice orientée vers le bas (dont le rôle est d’<text:span text:style-name="T17">assurer la suspension du véhicule, pour</text:span> réduire les frottement avec le sol)</text:p>
      <text:p text:style-name="P7">- un moteur qui fait tourner une hélice orientée vers l’arrière (dont le rôle est de propulser l’aéroglisseur vers l’avant)</text:p>
      <text:p text:style-name="P7">- un servomoteur qui contrôle les ailerons et permet de maintenir la trajectoire de l’aéroglisseur.</text:p>
      <text:p text:style-name="P7"/>
      <text:p text:style-name="P7">Pour répondre au cahier des charges, nous devrons établir 3 fonctions, permettant de coder les 3 modes : avancer droit, avancer sur une longueur de 10 mètres, ou avancer le plus rapidement possible.</text:p>
      <text:p text:style-name="P22">Nous ajoutons à cette liste un mode plus simple “avancer 5 secondes” (sans nous préoccuper de la trajectoire) pour d’abord nous familiariser avec notre système.</text:p>
      <text:p text:style-name="P22"/>
      <text:p text:style-name="P7"><text:span text:style-name="T8">Dans l</text:span>’idéal, <text:span text:style-name="T8">nous aimerions </text:span>pouvoir aussi sélectionner le mode que l’on souhaite, <text:span text:style-name="T8">à l’aide du bouton d’entrée prévu à cet effet</text:span>.</text:p>
      <text:p text:style-name="P7"/>
      <text:p text:style-name="P19"><text:span text:style-name="T35">Notre système aura</text:span><text:span text:style-name="T36">it finalement</text:span> 5 <text:span text:style-name="T35">états</text:span> différents (<text:span text:style-name="T34">sélection</text:span>, avancer, avancer droit, avancer de 10m, avancer le plus vite possible)</text:p>
      <text:p text:style-name="P27"><text:soft-page-break/><text:span text:style-name="T3">1</text:span>) <text:span text:style-name="T3">Fonction</text:span> “<text:span text:style-name="T23">main</text:span>” :</text:p>
      <text:p text:style-name="P10"/>
      <text:p text:style-name="P11">Cette fonction <text:span text:style-name="T24">permet le fonctionnement global de l’aéroglisseur. Elle réalise</text:span><text:span text:style-name="T23"> une boucle infinie qui exécute successivement SelectMode, puis la fonction associée au mode sélectionné.</text:span></text:p>
      <text:p text:style-name="P11"><text:span text:style-name="T23">E</text:span><text:span text:style-name="T45">n langage C, e</text:span><text:span text:style-name="T23">lle </text:span><text:span text:style-name="T24">devrait</text:span><text:span text:style-name="T23"> ressembler à :</text:span></text:p>
      <text:p text:style-name="P11"/>
      <text:p text:style-name="P11"/>
      <text:p text:style-name="P47">int main(void){</text:p>
      <text:p text:style-name="P46"><text:tab/>mode = 0;</text:p>
      <text:p text:style-name="P44"><text:span text:style-name="T24"><text:tab/>while</text:span>(<text:span text:style-name="T24">1</text:span>) <text:span text:style-name="T33">{</text:span></text:p>
      <text:p text:style-name="P44"><text:tab/><text:tab/>mode = SelectMode()</text:p>
      <text:p text:style-name="P44"/>
      <text:p text:style-name="P44"><text:tab/><text:tab/><text:span text:style-name="T24">switch(mode){ <text:s text:c="2"/></text:span><text:span text:style-name="T26">//on exécute la </text:span><text:span text:style-name="T27">bonne</text:span><text:span text:style-name="T26"> fonction selon le mode </text:span><text:span text:style-name="T27">choisi</text:span></text:p>
      <text:p text:style-name="P44"><text:tab/><text:tab/><text:tab/><text:span text:style-name="T24">case 0:</text:span></text:p>
      <text:p text:style-name="P44"><text:tab/><text:tab/><text:tab/><text:tab/><text:span text:style-name="T24">Forward();</text:span></text:p>
      <text:p text:style-name="P44"><text:tab/><text:tab/><text:tab/><text:tab/><text:span text:style-name="T24">break;</text:span></text:p>
      <text:p text:style-name="P45"><text:tab/><text:tab/><text:tab/><text:span text:style-name="T24">case 1:</text:span></text:p>
      <text:p text:style-name="P45"><text:tab/><text:tab/><text:tab/><text:tab/><text:span text:style-name="T24">ForwardFront();</text:span></text:p>
      <text:p text:style-name="P45"><text:tab/><text:tab/><text:tab/><text:tab/><text:span text:style-name="T24">break;</text:span></text:p>
      <text:p text:style-name="P45"><text:tab/><text:tab/><text:tab/><text:span text:style-name="T24">case 2:</text:span></text:p>
      <text:p text:style-name="P45"><text:tab/><text:tab/><text:tab/><text:tab/><text:span text:style-name="T24">Forward10();</text:span></text:p>
      <text:p text:style-name="P45"><text:tab/><text:tab/><text:tab/><text:tab/><text:span text:style-name="T24">break;</text:span></text:p>
      <text:p text:style-name="P45"><text:tab/><text:tab/><text:tab/><text:span text:style-name="T24">case 3:</text:span></text:p>
      <text:p text:style-name="P45"><text:tab/><text:tab/><text:tab/><text:tab/><text:span text:style-name="T24">ForwardFast();</text:span></text:p>
      <text:p text:style-name="P45"><text:tab/><text:tab/><text:tab/><text:tab/><text:span text:style-name="T24">break;</text:span></text:p>
      <text:p text:style-name="P45"><text:tab/><text:span text:style-name="T33">}</text:span></text:p>
      <text:p text:style-name="P23"><text:span text:style-name="T32"><text:tab/>return 0; </text:span><text:span text:style-name="T28">//</text:span><text:span text:style-name="T29">jamais atteint car on ne sort pas du while</text:span><text:span text:style-name="T30"> précédent</text:span></text:p>
      <text:p text:style-name="P47">}</text:p>
      <text:p text:style-name="P14"/>
      <text:p text:style-name="P15">Elle fera appel aux fonctions suivantes …</text:p>
      <text:p text:style-name="P15"/>
      <text:p text:style-name="P16"/>
      <text:p text:style-name="P15">• <text:span text:style-name="T11">Forward (void</text:span><text:span text:style-name="T12">)</text:span> : “avancer <text:span text:style-name="T14">5 secondes” </text:span>=&gt; <text:span text:style-name="T10">doit donner la consigne pour faire tourner correctement les</text:span> moteur 1 et moteur 2</text:p>
      <text:p text:style-name="P15">• <text:span text:style-name="T11">ForwardFront (void)</text:span> : avancer droit =&gt; rapport entre moteur 1 et moteur 2 + servomoteur</text:p>
      <text:p text:style-name="P15">• <text:span text:style-name="T11">Forward10 (void) </text:span>: avancer droit sur 10m =&gt; prendre en compte la vitesse (ou l’accélération) de l’hovercraft pour qu’il s’arrête au bout de 10m</text:p>
      <text:p text:style-name="P15">• <text:span text:style-name="T11">ForwardFast (void,)</text:span> : avancer le plus vite possible =&gt; prendre en compte la vitesse de l’hovercraft afin de determiner la vitesse optimale pour aller le plus vite possible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35">Nom de la fonction</text:p>
          </table:table-cell>
          <table:table-cell table:style-name="Table2.A1" office:value-type="string">
            <text:p text:style-name="P35">Paramètres en entrée</text:p>
          </table:table-cell>
          <table:table-cell table:style-name="Table2.A1" office:value-type="string">
            <text:p text:style-name="P35">donnée(s) en sortie</text:p>
          </table:table-cell>
          <table:table-cell table:style-name="Table2.D1" office:value-type="string">
            <text:p text:style-name="P35">Utilité de la fonction</text:p>
          </table:table-cell>
        </table:table-row>
        <table:table-row>
          <table:table-cell table:style-name="Table2.A2" office:value-type="string">
            <text:p text:style-name="P40">SelectMode</text:p>
          </table:table-cell>
          <table:table-cell table:style-name="Table2.A2" office:value-type="string">
            <text:p text:style-name="P40">void</text:p>
          </table:table-cell>
          <table:table-cell table:style-name="Table2.A2" office:value-type="string">
            <text:p text:style-name="P40">int</text:p>
          </table:table-cell>
          <table:table-cell table:style-name="Table2.D2" office:value-type="string">
            <text:p text:style-name="P40">Renvoie un int “selecteur” qui déterminera quelle fonction appeler lorsque “run” est exécuté</text:p>
          </table:table-cell>
        </table:table-row>
        <table:table-row>
          <table:table-cell table:style-name="Table2.A2" office:value-type="string">
            <text:p text:style-name="P41">Forward</text:p>
          </table:table-cell>
          <table:table-cell table:style-name="Table2.A2" office:value-type="string">
            <text:p text:style-name="P41">void</text:p>
          </table:table-cell>
          <table:table-cell table:style-name="Table2.A2" office:value-type="string">
            <text:p text:style-name="P41">void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><text:span text:style-name="T43">F</text:span>ast<text:span text:style-name="T43">F</text:span>orward</text:p>
          </table:table-cell>
          <table:table-cell table:style-name="Table2.A2" office:value-type="string">
            <text:p text:style-name="P41">void</text:p>
          </table:table-cell>
          <table:table-cell table:style-name="Table2.A2" office:value-type="string">
            <text:p text:style-name="P41">void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8"><text:span text:style-name="T43">F</text:span>orward10</text:p>
          </table:table-cell>
          <table:table-cell table:style-name="Table2.A2" office:value-type="string">
            <text:p text:style-name="P41">void</text:p>
          </table:table-cell>
          <table:table-cell table:style-name="Table2.A2" office:value-type="string">
            <text:p text:style-name="P41">void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1">ForwardFast</text:p>
          </table:table-cell>
          <table:table-cell table:style-name="Table2.A2" office:value-type="string">
            <text:p text:style-name="P41">void</text:p>
          </table:table-cell>
          <table:table-cell table:style-name="Table2.A2" office:value-type="string">
            <text:p text:style-name="P41">void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D2" office:value-type="string">
            <text:p text:style-name="P32"/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span text:style-name="T2">2</text:span>) Mode <text:span text:style-name="T18">0 :</text:span> “avancer <text:span text:style-name="T18">5 secondes</text:span>” <text:s/>→ <text:span text:style-name="T44">Forward() </text:span>:</text:p>
      <text:p text:style-name="P9"/>
      <text:p text:style-name="P18">Ce mode nécessitera les fonctions suivantes...</text:p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6">Nom de la fonction</text:p>
          </table:table-cell>
          <table:table-cell table:style-name="Table5.A1" office:value-type="string">
            <text:p text:style-name="P36">Paramètres en entrée</text:p>
          </table:table-cell>
          <table:table-cell table:style-name="Table5.A1" office:value-type="string">
            <text:p text:style-name="P36">donnée(s) en sortie</text:p>
          </table:table-cell>
          <table:table-cell table:style-name="Table5.D1" office:value-type="string">
            <text:p text:style-name="P36">Utilité de la fonction</text:p>
          </table:table-cell>
        </table:table-row>
        <table:table-row>
          <table:table-cell table:style-name="Table5.A2" office:value-type="string">
            <text:p text:style-name="P39">forward10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>fastforward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><text:soft-page-break/><text:span text:style-name="T18">3</text:span>) Mode <text:span text:style-name="T20">1 : </text:span>“avancer droit” → <text:span text:style-name="T44">ForwardFront()</text:span>:</text:p>
      <text:p text:style-name="P7"/>
      <text:p text:style-name="P15">Ce mode nécessitera les fonctions suivantes...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4">Nom de la fonction</text:p>
          </table:table-cell>
          <table:table-cell table:style-name="Table1.A1" office:value-type="string">
            <text:p text:style-name="P34">Paramètres en entrée</text:p>
          </table:table-cell>
          <table:table-cell table:style-name="Table1.A1" office:value-type="string">
            <text:p text:style-name="P34">donnée(s) en sortie</text:p>
          </table:table-cell>
          <table:table-cell table:style-name="Table1.D1" office:value-type="string">
            <text:p text:style-name="P34">Utilité de la fonction</text:p>
          </table:table-cell>
        </table:table-row>
        <table:table-row>
          <table:table-cell table:style-name="Table1.A2" office:value-type="string">
            <text:p text:style-name="P37">forward10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>fastforward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<text:soft-page-break/><text:span text:style-name="T22">4</text:span>) Mode <text:span text:style-name="T19">2 : </text:span>“avancer droit sur 10 mètre” → <text:span text:style-name="T44">Forward10()</text:span></text:p>
      <text:p text:style-name="P7"/>
      <text:p text:style-name="P15">Ce mode nécessitera les fonctions suivantes...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5">Nom de la fonction</text:p>
          </table:table-cell>
          <table:table-cell table:style-name="Table3.A1" office:value-type="string">
            <text:p text:style-name="P35">Paramètres en entrée</text:p>
          </table:table-cell>
          <table:table-cell table:style-name="Table3.A1" office:value-type="string">
            <text:p text:style-name="P35">donnée(s) en sortie</text:p>
          </table:table-cell>
          <table:table-cell table:style-name="Table3.D1" office:value-type="string">
            <text:p text:style-name="P35">Utilité de la fonction</text:p>
          </table:table-cell>
        </table:table-row>
        <table:table-row>
          <table:table-cell table:style-name="Table3.A2" office:value-type="string">
            <text:p text:style-name="P38">forward10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>fastforward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0"><text:soft-page-break/><text:span text:style-name="T22">5</text:span>) Mode <text:span text:style-name="T21">3 : </text:span>“<text:span text:style-name="T4">parcourir 10m</text:span> le plus vite possible” → <text:span text:style-name="T44">ForwardFast()</text:span></text:p>
      <text:p text:style-name="P20"/>
      <text:p text:style-name="P15">Ce mode nécessitera les fonctions suivantes...</text:p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5">Nom de la fonction</text:p>
          </table:table-cell>
          <table:table-cell table:style-name="Table4.A1" office:value-type="string">
            <text:p text:style-name="P35">Paramètres en entrée</text:p>
          </table:table-cell>
          <table:table-cell table:style-name="Table4.A1" office:value-type="string">
            <text:p text:style-name="P35">donnée(s) en sortie</text:p>
          </table:table-cell>
          <table:table-cell table:style-name="Table4.D1" office:value-type="string">
            <text:p text:style-name="P35">Utilité de la fonction</text:p>
          </table:table-cell>
        </table:table-row>
        <table:table-row>
          <table:table-cell table:style-name="Table4.A2" office:value-type="string">
            <text:p text:style-name="P38">forward10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>fastforward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><text:soft-page-break/><text:span text:style-name="T22">6</text:span>) Fonction de sélection</text:p>
      <text:p text:style-name="P26"/>
      <text:p text:style-name="P25">Le prototype de la fonction es<text:span text:style-name="T52">t</text:span> (void → void).</text:p>
      <text:p text:style-name="P8">La fonction <text:span text:style-name="T16">lit en boucle le</text:span>s fronts montants du bouton de sélection, <text:span text:style-name="T13">tant que le bouton run n’est pas appuyé</text:span>, et retourne en sortie le nombre, <text:span text:style-name="T16">compris entre 0 et 3, </text:span>correspondant au mode souhaité.</text:p>
      <text:p text:style-name="P7"/>
      <text:p text:style-name="P7">Note : la fonction doit faire une boucle pour sélectionner à nouveau le <text:span text:style-name="T16">1er </text:span>mode après avoir dépassé le <text:span text:style-name="T16">4</text:span><text:span text:style-name="T1">ème (dernier) </text:span><text:s/>mode. On utilisera certainement l’opérateur modulo “%<text:span text:style-name="T16">4</text:span>”.</text:p>
      <text:p text:style-name="P7"/>
      <text:p text:style-name="P17">• <text:span text:style-name="T11">SelectMode (void)</text:span> : <text:span text:style-name="T9">permet </text:span>choix du mode =&gt; </text:p>
      <text:p text:style-name="P48">selecteur = 0<text:line-break/>Tant que (“le bouton “run” n’est pas appuyé) :<text:line-break/><text:tab/>lecture du bouton poussoir<text:line-break/><text:tab/><text:tab/>si “front montant” :</text:p>
      <text:p text:style-name="P55">// Il faudra élaborer une fonction pour détecter un front montant du bouton de sélection<text:line-break/>// <text:span text:style-name="T15">P</text:span>our cela, on peut garder en mémoire l'état actuel du bouton ainsi que son état à</text:p>
      <text:p text:style-name="P48"><text:span text:style-name="T25">// l'instant précédent, pour déduire quand le bouton est appuyé</text:span><text:line-break/><text:tab/><text:tab/><text:tab/>selecteur = (selecteur + 1) % 4</text:p>
      <text:p text:style-name="P42"><text:span text:style-name="T25">// permet de choisir entre les 4 premiers modes</text:span><text:span text:style-name="T37"><text:line-break/>renvoyer selecteur</text:span></text:p>
      <text:p text:style-name="P42"/>
      <text:p text:style-name="P42"/>
      <text:p text:style-name="P12"><text:span text:style-name="T23">E</text:span><text:span text:style-name="T45">n langage C, e</text:span><text:span text:style-name="T23">lle </text:span><text:span text:style-name="T24">devrait</text:span><text:span text:style-name="T23"> ressembler à :</text:span></text:p>
      <text:p text:style-name="P24"/>
      <text:p text:style-name="P52">int SelectMode() {</text:p>
      <text:p text:style-name="P49"><text:tab/><text:span text:style-name="T46">int </text:span>selecteur = 0;</text:p>
      <text:p text:style-name="P50"><text:tab/><text:span text:style-name="T46">int </text:span><text:span text:style-name="T45">btn_run = 0;</text:span></text:p>
      <text:p text:style-name="P50"><text:tab/><text:span text:style-name="T46">int btn_sel_current = 0;</text:span></text:p>
      <text:p text:style-name="P51"><text:tab/><text:span text:style-name="T46">int btn_sel_previous = 0;</text:span><text:line-break/><text:tab/><text:span text:style-name="T45">while</text:span> (<text:span text:style-name="T45">btn_run != 1</text:span>) :<text:line-break/><text:tab/><text:tab/><text:span text:style-name="T46">btn_sel</text:span><text:span text:style-name="T47">_previous = btn_sel_current;</text:span></text:p>
      <text:p text:style-name="P51"><text:span text:style-name="T46"><text:tab/><text:tab/></text:span><text:span text:style-name="T47">btn_sel_current </text:span><text:span text:style-name="T46">= </text:span><text:span text:style-name="T49">(*</text:span><text:span text:style-name="T48">lecture du bouton selecteur</text:span><text:span text:style-name="T49">*)</text:span><text:span text:style-name="T48"> </text:span><text:span text:style-name="T46">;</text:span><text:line-break/><text:tab/><text:tab/><text:span text:style-name="T51">if (btn_sel_current &amp; </text:span><text:span text:style-name="T53">((</text:span><text:span text:style-name="T51">btn_sel_prev</text:span><text:span text:style-name="T53">+1)%2)</text:span><text:span text:style-name="T51">)</text:span> <text:span text:style-name="T51">{</text:span></text:p>
      <text:p text:style-name="P56">// <text:span text:style-name="T51">on s’assure que le bouton est appuyé et qu’il ne l’était pas avant</text:span><text:span text:style-name="T37"><text:line-break/><text:tab/><text:tab/><text:tab/>selecteur = (selecteur + 1) % 4 ;</text:span></text:p>
      <text:p text:style-name="P57"><text:tab/><text:tab/><text:span text:style-name="T40">btn_</text:span><text:span text:style-name="T42">run</text:span><text:span text:style-name="T40"> </text:span><text:span text:style-name="T41">= </text:span><text:span text:style-name="T49">(*</text:span><text:span text:style-name="T48">lecture du bouton </text:span><text:span text:style-name="T50">run</text:span><text:span text:style-name="T49">*)</text:span><text:span text:style-name="T41">;</text:span></text:p>
      <text:p text:style-name="P53"><text:tab/><text:tab/>}</text:p>
      <text:p text:style-name="P43"><text:span text:style-name="T39"><text:tab/>}</text:span><text:span text:style-name="T37"><text:line-break/></text:span><text:span text:style-name="T38">return</text:span><text:span text:style-name="T37"> selecteur; <text:s text:c="2"/></text:span><text:span text:style-name="T25">// permet</text:span><text:span text:style-name="T31">tra</text:span><text:span text:style-name="T25"> </text:span><text:span text:style-name="T31">dans le main()</text:span><text:span text:style-name="T25"> de choisir entre les 4 premiers modes</text:span></text:p>
      <text:p text:style-name="P54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1T09:33:54.791000000</dc:date>
    <meta:editing-duration>PT13H25M54S</meta:editing-duration>
    <meta:editing-cycles>57</meta:editing-cycles>
    <meta:generator>LibreOffice/7.4.3.2$Windows_X86_64 LibreOffice_project/1048a8393ae2eeec98dff31b5c133c5f1d08b890</meta:generator>
    <meta:document-statistic meta:table-count="5" meta:image-count="0" meta:object-count="0" meta:page-count="8" meta:paragraph-count="121" meta:word-count="919" meta:character-count="5558" meta:non-whitespace-character-count="4678"/>
  </office:meta>
</office:document-meta>
</file>